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Pane.scrollToReference( String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ne.hyperlinkUpdate( Hyperlink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Pane.HtmlPa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